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system-ui, BlinkMacSystemFont, apple-system, 'Segoe UI', Roboto, Oxygen, Ubuntu, Cantarell, 'Fira Sans', 'Droid Sans', 'Helvetica Neue', sans-serif"/>
    <style:font-face style:name="scandia-web" svg:font-family="scandia-web, sans-serif"/>
    <style:font-face style:name="source-code-pro" svg:font-family="source-code-pro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style:font-name="scandia-web" fo:font-size="12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.499cm" fo:line-height="190%" fo:text-align="start" style:justify-single-word="false" fo:orphans="2" fo:widows="2" fo:text-indent="0cm" style:auto-text-indent="false" fo:background-color="#fbfbfd">
        <style:background-image/>
      </style:paragraph-properties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color="#d4d4d4" style:font-name="Consolas" fo:font-size="10.5pt" fo:font-weight="normal" fo:background-color="transparent"/>
    </style:style>
    <style:style style:name="P6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style:font-name="Consolas" fo:font-size="10.5pt" fo:font-weight="normal" fo:background-color="transparent"/>
    </style:style>
    <style:style style:name="P7" style:family="paragraph" style:parent-style-name="Text_20_body">
      <style:text-properties style:font-name="Arial1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style:line-height-at-least="0.503cm"/>
      <style:text-properties fo:color="#ce9178" style:font-name="Consolas" fo:font-size="10.5pt" fo:font-weight="normal" fo:background-color="transparent"/>
    </style:style>
    <style:style style:name="P10" style:family="paragraph" style:parent-style-name="Standard" style:list-style-name="L4"/>
    <style:style style:name="P11" style:family="paragraph" style:parent-style-name="Heading_20_1">
      <style:text-properties fo:font-variant="normal" fo:text-transform="none" fo:color="#090910" style:font-name="scandia-web" fo:letter-spacing="normal" fo:font-style="normal" fo:font-weight="bold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text-align="start" style:justify-single-word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c586c0"/>
    </style:style>
    <style:style style:name="T6" style:family="text">
      <style:text-properties fo:font-variant="normal" fo:text-transform="none" fo:color="#090910" style:text-line-through-style="none" style:font-name="scandia-web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90910" style:font-name="source-code-pro" fo:font-size="12pt" fo:letter-spacing="normal" fo:font-style="normal" fo:font-weight="bold"/>
    </style:style>
    <style:style style:name="T8" style:family="text">
      <style:text-properties fo:font-variant="normal" fo:text-transform="none" fo:color="#090910" style:font-name="Arial Black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90910" style:font-name="Arial1" fo:font-size="12pt" fo:letter-spacing="normal" fo:font-style="normal" fo:font-weight="normal" style:font-weight-asian="normal" style:font-weight-complex="normal"/>
    </style:style>
    <style:style style:name="T10" style:family="text">
      <style:text-properties fo:color="#525252" style:font-name="Source Sans Pro" fo:font-size="15pt" fo:letter-spacing="normal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Create the views</text:h>
      <text:p text:style-name="Text_20_body"/>
      <text:list xml:id="list4207359380052519052" text:style-name="L1">
        <text:list-item>
          <text:p text:style-name="P12">Create the view files in resources\views</text:p>
          <text:list>
            <text:list-item>
              <text:p text:style-name="P9">home.blade.php</text:p>
            </text:list-item>
            <text:list-item>
              <text:p text:style-name="P9">about.blade.php</text:p>
            </text:list-item>
            <text:list-item>
              <text:p text:style-name="P9">contact.blade.php</text:p>
            </text:list-item>
            <text:list-item>
              <text:p text:style-name="P9">post.blade.php</text:p>
            </text:list-item>
          </text:list>
          <text:p text:style-name="P12"/>
        </text:list-item>
        <text:list-item>
          <text:p text:style-name="P12"><text:s/>Add the routes into the routes\web.php</text:p>
        </text:list-item>
      </text:list>
      <text:p text:style-name="P5"><text:span text:style-name="T1">Route</text:span>::<text:span text:style-name="T2">get</text:span>(<text:span text:style-name="T3">'/'</text:span>, <text:span text:style-name="T4">function</text:span> () {</text:p>
      <text:list xml:id="list43643195" text:continue-numbering="true" text:style-name="L1">
        <text:list-item>
          <text:list>
            <text:list-header>
              <text:p text:style-name="P8"><text:span text:style-name="T5">return</text:span> <text:span text:style-name="T2">view</text:span>(<text:span text:style-name="T3">'home'</text:span>);</text:p>
            </text:list-header>
          </text:list>
        </text:list-item>
      </text:list>
      <text:p text:style-name="P6">});</text:p>
      <text:p text:style-name="P6"><text:span text:style-name="T1">Route</text:span>::<text:span text:style-name="T2">get</text:span>(<text:span text:style-name="T3">'/about'</text:span>, <text:span text:style-name="T4">function</text:span> () {</text:p>
      <text:p text:style-name="P6"><text:span text:style-name="T5">return</text:span> <text:span text:style-name="T2">view</text:span>(<text:span text:style-name="T3">'about'</text:span>);</text:p>
      <text:p text:style-name="P6">});</text:p>
      <text:p text:style-name="P6"><text:span text:style-name="T1">Route</text:span>::<text:span text:style-name="T2">get</text:span>(<text:span text:style-name="T3">'/post'</text:span>, <text:span text:style-name="T4">function</text:span> () {</text:p>
      <text:p text:style-name="P6"><text:span text:style-name="T5">return</text:span> <text:span text:style-name="T2">view</text:span>(<text:span text:style-name="T3">'post'</text:span>);</text:p>
      <text:p text:style-name="P6">});</text:p>
      <text:p text:style-name="P6"><text:span text:style-name="T1">Route</text:span>::<text:span text:style-name="T2">get</text:span>(<text:span text:style-name="T3">'/contact'</text:span>, <text:span text:style-name="T4">function</text:span> () {</text:p>
      <text:p text:style-name="P6"><text:span text:style-name="T5">return</text:span> <text:span text:style-name="T2">view</text:span>(<text:span text:style-name="T3">'contact'</text:span>);</text:p>
      <text:p text:style-name="P6">});</text:p>
      <text:p text:style-name="P6"/>
      <text:list xml:id="list43640392" text:continue-numbering="true" text:style-name="L1">
        <text:list-item>
          <text:p text:style-name="P12">Create layout Folder into views folder</text:p>
        </text:list-item>
        <text:list-item>
          <text:p text:style-name="P12">Create the app.blade.php (the default Layout for all the pages)</text:p>
        </text:list-item>
        <text:list-item>
          <text:p text:style-name="P12">.Add the HTML template </text:p>
        </text:list-item>
        <text:list-item>
          <text:p text:style-name="P12">Install Laravel Blade Snippets to VisualStudioCode Editor</text:p>
        </text:list-item>
      </text:list>
      <text:h text:style-name="Heading_20_2" text:outline-level="2">2. Add the assets to the laravel</text:h>
      <text:p text:style-name="Text_20_body"/>
      <text:list xml:id="list1666478571814475423" text:style-name="L2">
        <text:list-item>
          <text:p text:style-name="P13"/>
        </text:list-item>
        <text:list-item>
          <text:p text:style-name="P13">Install Node</text:p>
        </text:list-item>
        <text:list-item>
          <text:p text:style-name="P13">Npm install checks for all style files (css. js) and compile them to scss files</text:p>
          <text:list>
            <text:list-item>
              <text:p text:style-name="P13">npm install</text:p>
            </text:list-item>
          </text:list>
        </text:list-item>
        <text:list-item>
          <text:p text:style-name="P13">Add all scss Files to the resources\sass folder</text:p>
        </text:list-item>
      </text:list>
      <text:list xml:id="list5033740926875414583" text:style-name="L3">
        <text:list-item>
          <text:list>
            <text:list-item>
              <text:p text:style-name="P14">_bootstrap-overrides.scss</text:p>
            </text:list-item>
            <text:list-item>
              <text:p text:style-name="P14">_contact.scss</text:p>
            </text:list-item>
            <text:list-item>
              <text:p text:style-name="P14">_footer.scss</text:p>
            </text:list-item>
            <text:list-item>
              <text:p text:style-name="P14">_global.scss</text:p>
            </text:list-item>
            <text:list-item>
              <text:p text:style-name="P14">_masthead.scss</text:p>
            </text:list-item>
            <text:list-item>
              <text:p text:style-name="P14">_mixins.scss</text:p>
            </text:list-item>
            <text:list-item>
              <text:p text:style-name="P14">_navbar.scss</text:p>
            </text:list-item>
            <text:list-item>
              <text:p text:style-name="P14"><text:soft-page-break/>_post.scss</text:p>
            </text:list-item>
            <text:list-item>
              <text:p text:style-name="P14">_variables.scss</text:p>
            </text:list-item>
            <text:list-item>
              <text:p text:style-name="P14">clean-blog.scss</text:p>
            </text:list-item>
          </text:list>
        </text:list-item>
      </text:list>
      <text:p text:style-name="Text_20_body"/>
      <text:list xml:id="list5329371509495063817" text:style-name="L4">
        <text:list-item>
          <text:p text:style-name="P15">Read this </text:p>
        </text:list-item>
      </text:list>
      <text:p text:style-name="P1"><text:a xlink:type="simple" xlink:href="https://laravel.com/docs/5.8/frontend#writing-css" text:style-name="Internet_20_link" text:visited-style-name="Visited_20_Internet_20_Link">https://laravel.com/docs/5.8/frontend#writing-css</text:a> </text:p>
      <text:p text:style-name="P1"><text:a xlink:type="simple" xlink:href="https://laravel.com/docs/5.8/mix#introduction" text:style-name="Internet_20_link" text:visited-style-name="Visited_20_Internet_20_Link">https://laravel.com/docs/5.8/mix#introduction</text:a> </text:p>
      <text:list xml:id="list43616820" text:continue-numbering="true" text:style-name="L4">
        <text:list-item>
          <text:p text:style-name="P10">Recompile the scss Files (go to terminal and run the following comand)</text:p>
          <text:list>
            <text:list-item>
              <text:p text:style-name="P10">npm run development</text:p>
            </text:list-item>
          </text:list>
        </text:list-item>
      </text:list>
      <text:p text:style-name="Text_20_body"><text:tab/><text:tab/>npm install -g cross-env</text:p>
      <text:p text:style-name="Text_20_body"/>
      <text:h text:style-name="Heading_20_1" text:outline-level="1">Connecting to the database</text:h>
      <text:p text:style-name="Text_20_body"/>
      <text:list xml:id="list2185335606801562540" text:style-name="L5">
        <text:list-item>
          <text:p text:style-name="P16">Install WorkBeanch Database IDE</text:p>
        </text:list-item>
        <text:list-item>
          <text:p text:style-name="P16">Edit the .env file to connect to the database</text:p>
        </text:list-item>
        <text:list-item>
          <text:p text:style-name="P16">Add Password to user into PhpMyAdmin</text:p>
        </text:list-item>
      </text:list>
      <text:p text:style-name="Text_20_body"/>
      <text:h text:style-name="P11" text:outline-level="1">Database: Migrations</text:h>
      <text:list xml:id="list3573511611518926025" text:style-name="L6">
        <text:list-item>
          <text:p text:style-name="P17">Runt the following commands to create the migrations:</text:p>
        </text:list-item>
      </text:list>
      <text:p text:style-name="P1">php artisan migrate</text:p>
      <text:list xml:id="list9020683778143963245" text:style-name="L7">
        <text:list-item>
          <text:p text:style-name="P18">If error</text:p>
        </text:list-item>
      </text:list>
      <text:p text:style-name="P5"/>
      <text:p text:style-name="P6"><text:span text:style-name="T10">SQLSTATE[42000]: Syntax error or access violation: 1071 Specified key was too long; max key length is 767 bytes</text:span> </text:p>
      <text:p text:style-name="P6"/>
      <text:p text:style-name="P4"/>
      <text:p text:style-name="Standard">Follow steps:</text:p>
      <text:p text:style-name="Standard"><text:a xlink:type="simple" xlink:href="https://laravel.com/docs/master/migrations#creating-indexes" text:style-name="Internet_20_link" text:visited-style-name="Visited_20_Internet_20_Link">https://laravel.com/docs/master/migrations#creating-indexes</text:a> </text:p>
      <text:p text:style-name="Text_20_body"/>
      <text:p text:style-name="Text_20_body"/>
      <text:h text:style-name="Heading_20_2" text:outline-level="2"><text:a xlink:type="simple" xlink:href="https://laravel.com/docs/5.8/authentication#authentication-quickstart" text:style-name="Internet_20_link" text:visited-style-name="Visited_20_Internet_20_Link"><text:span text:style-name="T6">Authentication Quickstart</text:span></text:a></text:h>
      <text:p text:style-name="P2">Laravel provides a quick way to scaffold all of the routes and views you need for authentication using one simple command:</text:p>
      <text:p text:style-name="P3"><text:span text:style-name="Source_20_Text"><text:span text:style-name="T7">php artisan make:auth</text:span></text:span></text:p>
      <text:p text:style-name="P3"><text:span text:style-name="Source_20_Text"><text:span text:style-name="T7"/></text:span></text:p>
      <text:p text:style-name="P3"><text:soft-page-break/><text:span text:style-name="Source_20_Text"><text:span text:style-name="T7"/></text:span></text:p>
      <text:h text:style-name="Heading_20_1" text:outline-level="1"><text:span text:style-name="Source_20_Text"><text:span text:style-name="T8">Create the DashBoard Controller</text:span></text:span></text:h>
      <text:p text:style-name="Text_20_body"><text:span text:style-name="Source_20_Text"><text:span text:style-name="T8"/></text:span></text:p>
      <text:list xml:id="list7772932506768077032" text:style-name="L8">
        <text:list-item>
          <text:p text:style-name="P19"><text:span text:style-name="Source_20_Text"><text:span text:style-name="T9">Change the Home Directory from Home to dashboard</text:span></text:span></text:p>
        </text:list-item>
      </text:list>
      <text:h text:style-name="Heading_20_1" text:outline-level="1"><text:span text:style-name="Source_20_Text"><text:span text:style-name="T8">Create the PostssController</text:span></text:span></text:h>
      <text:p text:style-name="Text_20_body"><text:span text:style-name="Source_20_Text"><text:span text:style-name="T9">php artisan make:controller PostsController -r</text:span></text:span></text:p>
      <text:p text:style-name="Text_20_body"><text:span text:style-name="Source_20_Text"><text:span text:style-name="T9"/></text:span></text:p>
      <text:h text:style-name="Heading_20_1" text:outline-level="1"><text:span text:style-name="Source_20_Text"><text:span text:style-name="T8">Create the Post Model</text:span></text:span></text:h>
      <text:p text:style-name="Text_20_body"><text:span text:style-name="Source_20_Text"><text:span text:style-name="T9">php artisan make:migration create_post_table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ource Sans Pro" svg:font-family="'Source Sans Pro', system-ui, BlinkMacSystemFont, apple-system, 'Segoe UI', Roboto, Oxygen, Ubuntu, Cantarell, 'Fira Sans', 'Droid Sans', 'Helvetica Neue', sans-serif"/>
    <style:font-face style:name="scandia-web" svg:font-family="scandia-web, sans-serif"/>
    <style:font-face style:name="source-code-pro" svg:font-family="source-code-pro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14:32:23.37</meta:creation-date>
    <dc:date>2019-09-06T23:42:14.94</dc:date>
    <meta:editing-duration>P2DT20H20M33S</meta:editing-duration>
    <meta:editing-cycles>32</meta:editing-cycles>
    <meta:generator>OpenOffice/4.1.6$Win32 OpenOffice.org_project/416m1$Build-9790</meta:generator>
    <meta:document-statistic meta:table-count="0" meta:image-count="0" meta:object-count="0" meta:page-count="3" meta:paragraph-count="64" meta:word-count="288" meta:character-count="1973"/>
  </office:meta>
</office:document-meta>
</file>